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Bitstream Vera Sans Mono', 'Courier New', Courier, monospace"/>
    <style:font-face style:name="Lohit Hindi1" svg:font-family="'Lohit Hindi'"/>
    <style:font-face style:name="Verdana" svg:font-family="Verdana, 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2.771cm" table:align="left"/>
    </style:style>
    <style:style style:name="Table1.A" style:family="table-column">
      <style:table-column-properties style:column-width="0.425cm"/>
    </style:style>
    <style:style style:name="Table1.B" style:family="table-column">
      <style:table-column-properties style:column-width="2.346cm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3.916cm" table:align="left"/>
    </style:style>
    <style:style style:name="Table2.A" style:family="table-column">
      <style:table-column-properties style:column-width="0.425cm"/>
    </style:style>
    <style:style style:name="Table2.B" style:family="table-column">
      <style:table-column-properties style:column-width="3.491cm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3.314cm" table:align="left"/>
    </style:style>
    <style:style style:name="Table3.A" style:family="table-column">
      <style:table-column-properties style:column-width="0.425cm"/>
    </style:style>
    <style:style style:name="Table3.B" style:family="table-column">
      <style:table-column-properties style:column-width="2.889cm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3.293cm" table:align="left"/>
    </style:style>
    <style:style style:name="Table4.A" style:family="table-column">
      <style:table-column-properties style:column-width="0.425cm"/>
    </style:style>
    <style:style style:name="Table4.B" style:family="table-column">
      <style:table-column-properties style:column-width="2.868cm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3.291cm" table:align="left"/>
    </style:style>
    <style:style style:name="Table5.A" style:family="table-column">
      <style:table-column-properties style:column-width="0.425cm"/>
    </style:style>
    <style:style style:name="Table5.B" style:family="table-column">
      <style:table-column-properties style:column-width="2.866cm"/>
    </style:style>
    <style:style style:name="Table5.A1" style:family="table-cell">
      <style:table-cell-properties style:vertical-align="middle" fo:padding="0cm" fo:border="none"/>
    </style:style>
    <style:style style:name="Table6" style:family="table">
      <style:table-properties style:width="2.145cm" table:align="left"/>
    </style:style>
    <style:style style:name="Table6.A" style:family="table-column">
      <style:table-column-properties style:column-width="0.425cm"/>
    </style:style>
    <style:style style:name="Table6.B" style:family="table-column">
      <style:table-column-properties style:column-width="1.72cm"/>
    </style:style>
    <style:style style:name="Table6.A1" style:family="table-cell">
      <style:table-cell-properties style:vertical-align="middle" fo:padding="0cm" fo:border="none"/>
    </style:style>
    <style:style style:name="Table7" style:family="table">
      <style:table-properties style:width="2.455cm" table:align="left"/>
    </style:style>
    <style:style style:name="Table7.A" style:family="table-column">
      <style:table-column-properties style:column-width="0.425cm"/>
    </style:style>
    <style:style style:name="Table7.B" style:family="table-column">
      <style:table-column-properties style:column-width="2.03cm"/>
    </style:style>
    <style:style style:name="Table7.A1" style:family="table-cell">
      <style:table-cell-properties style:vertical-align="middle" fo:padding="0cm" fo:border="none"/>
    </style:style>
    <style:style style:name="Table8" style:family="table">
      <style:table-properties style:width="6.216cm" table:align="left"/>
    </style:style>
    <style:style style:name="Table8.A" style:family="table-column">
      <style:table-column-properties style:column-width="0.425cm"/>
    </style:style>
    <style:style style:name="Table8.B" style:family="table-column">
      <style:table-column-properties style:column-width="5.791cm"/>
    </style:style>
    <style:style style:name="Table8.A1" style:family="table-cell">
      <style:table-cell-properties style:vertical-align="middle" fo:padding="0cm" fo:border="none"/>
    </style:style>
    <style:style style:name="Table9" style:family="table">
      <style:table-properties style:width="10.458cm" table:align="left"/>
    </style:style>
    <style:style style:name="Table9.A" style:family="table-column">
      <style:table-column-properties style:column-width="0.425cm"/>
    </style:style>
    <style:style style:name="Table9.B" style:family="table-column">
      <style:table-column-properties style:column-width="10.033cm"/>
    </style:style>
    <style:style style:name="Table9.A1" style:family="table-cell">
      <style:table-cell-properties style:vertical-align="middle" fo:padding="0cm" fo:border="none"/>
    </style:style>
    <style:style style:name="Table10" style:family="table">
      <style:table-properties style:width="4.881cm" table:align="left"/>
    </style:style>
    <style:style style:name="Table10.A" style:family="table-column">
      <style:table-column-properties style:column-width="0.425cm"/>
    </style:style>
    <style:style style:name="Table10.B" style:family="table-column">
      <style:table-column-properties style:column-width="4.456cm"/>
    </style:style>
    <style:style style:name="Table10.A1" style:family="table-cell">
      <style:table-cell-properties style:vertical-align="middle" fo:padding="0cm" fo:border="none"/>
    </style:style>
    <style:style style:name="Table11" style:family="table">
      <style:table-properties style:width="3.281cm" table:align="left"/>
    </style:style>
    <style:style style:name="Table11.A" style:family="table-column">
      <style:table-column-properties style:column-width="0.425cm"/>
    </style:style>
    <style:style style:name="Table11.B" style:family="table-column">
      <style:table-column-properties style:column-width="2.856cm"/>
    </style:style>
    <style:style style:name="Table11.A1" style:family="table-cell">
      <style:table-cell-properties style:vertical-align="middle" fo:padding="0cm" fo:border="none"/>
    </style:style>
    <style:style style:name="Table12" style:family="table">
      <style:table-properties style:width="3.616cm" table:align="left"/>
    </style:style>
    <style:style style:name="Table12.A" style:family="table-column">
      <style:table-column-properties style:column-width="0.425cm"/>
    </style:style>
    <style:style style:name="Table12.B" style:family="table-column">
      <style:table-column-properties style:column-width="3.191cm"/>
    </style:style>
    <style:style style:name="Table12.A1" style:family="table-cell">
      <style:table-cell-properties style:vertical-align="middle" fo:padding="0cm" fo:border="none"/>
    </style:style>
    <style:style style:name="Table13" style:family="table">
      <style:table-properties style:width="5.592cm" table:align="left"/>
    </style:style>
    <style:style style:name="Table13.A" style:family="table-column">
      <style:table-column-properties style:column-width="0.425cm"/>
    </style:style>
    <style:style style:name="Table13.B" style:family="table-column">
      <style:table-column-properties style:column-width="5.166cm"/>
    </style:style>
    <style:style style:name="Table13.A1" style:family="table-cell">
      <style:table-cell-properties style:vertical-align="middle" fo:padding="0cm" fo:border="none"/>
    </style:style>
    <style:style style:name="Table14" style:family="table">
      <style:table-properties style:width="4.544cm" table:align="left"/>
    </style:style>
    <style:style style:name="Table14.A" style:family="table-column">
      <style:table-column-properties style:column-width="0.425cm"/>
    </style:style>
    <style:style style:name="Table14.B" style:family="table-column">
      <style:table-column-properties style:column-width="4.119cm"/>
    </style:style>
    <style:style style:name="Table14.A1" style:family="table-cell">
      <style:table-cell-properties style:vertical-align="middle" fo:padding="0cm" fo:border="none"/>
    </style:style>
    <style:style style:name="Table15" style:family="table">
      <style:table-properties style:width="8.712cm" table:align="left"/>
    </style:style>
    <style:style style:name="Table15.A" style:family="table-column">
      <style:table-column-properties style:column-width="0.425cm"/>
    </style:style>
    <style:style style:name="Table15.B" style:family="table-column">
      <style:table-column-properties style:column-width="8.287cm"/>
    </style:style>
    <style:style style:name="Table15.A1" style:family="table-cell">
      <style:table-cell-properties style:vertical-align="middle" fo:padding="0cm" fo:border="none"/>
    </style:style>
    <style:style style:name="Table16" style:family="table">
      <style:table-properties style:width="4.473cm" table:align="left"/>
    </style:style>
    <style:style style:name="Table16.A" style:family="table-column">
      <style:table-column-properties style:column-width="0.425cm"/>
    </style:style>
    <style:style style:name="Table16.B" style:family="table-column">
      <style:table-column-properties style:column-width="4.048cm"/>
    </style:style>
    <style:style style:name="Table16.A1" style:family="table-cell">
      <style:table-cell-properties style:vertical-align="middle" fo:padding="0cm" fo:border="none"/>
    </style:style>
    <style:style style:name="Table17" style:family="table">
      <style:table-properties style:width="3.764cm" table:align="left"/>
    </style:style>
    <style:style style:name="Table17.A" style:family="table-column">
      <style:table-column-properties style:column-width="0.425cm"/>
    </style:style>
    <style:style style:name="Table17.B" style:family="table-column">
      <style:table-column-properties style:column-width="3.339cm"/>
    </style:style>
    <style:style style:name="Table17.A1" style:family="table-cell">
      <style:table-cell-properties style:vertical-align="middle" fo:padding="0cm" fo:border="none"/>
    </style:style>
    <style:style style:name="Table18" style:family="table">
      <style:table-properties style:width="4.503cm" table:align="left"/>
    </style:style>
    <style:style style:name="Table18.A" style:family="table-column">
      <style:table-column-properties style:column-width="0.425cm"/>
    </style:style>
    <style:style style:name="Table18.B" style:family="table-column">
      <style:table-column-properties style:column-width="4.078cm"/>
    </style:style>
    <style:style style:name="Table18.A1" style:family="table-cell">
      <style:table-cell-properties style:vertical-align="middle" fo:padding="0cm" fo:border="none"/>
    </style:style>
    <style:style style:name="Table19" style:family="table">
      <style:table-properties style:width="5.935cm" table:align="left"/>
    </style:style>
    <style:style style:name="Table19.A" style:family="table-column">
      <style:table-column-properties style:column-width="0.425cm"/>
    </style:style>
    <style:style style:name="Table19.B" style:family="table-column">
      <style:table-column-properties style:column-width="5.51cm"/>
    </style:style>
    <style:style style:name="Table19.A1" style:family="table-cell">
      <style:table-cell-properties style:vertical-align="middle" fo:padding="0cm" fo:border="none"/>
    </style:style>
    <style:style style:name="Table20" style:family="table">
      <style:table-properties style:width="17cm" table:align="left"/>
    </style:style>
    <style:style style:name="Table20.A" style:family="table-column">
      <style:table-column-properties style:column-width="0.425cm"/>
    </style:style>
    <style:style style:name="Table20.B" style:family="table-column">
      <style:table-column-properties style:column-width="16.575cm"/>
    </style:style>
    <style:style style:name="Table20.A1" style:family="table-cell">
      <style:table-cell-properties style:vertical-align="middle" fo:padding="0cm" fo:border="none"/>
    </style:style>
    <style:style style:name="Table21" style:family="table">
      <style:table-properties style:width="0.762cm" table:align="left"/>
    </style:style>
    <style:style style:name="Table21.A" style:family="table-column">
      <style:table-column-properties style:column-width="0.425cm"/>
    </style:style>
    <style:style style:name="Table21.B" style:family="table-column">
      <style:table-column-properties style:column-width="0.337cm"/>
    </style:style>
    <style:style style:name="Table21.A1" style:family="table-cell">
      <style:table-cell-properties style:vertical-align="middle" fo:padding="0cm" fo:border="none"/>
    </style:style>
    <style:style style:name="Table22" style:family="table">
      <style:table-properties style:width="2.429cm" table:align="left"/>
    </style:style>
    <style:style style:name="Table22.A" style:family="table-column">
      <style:table-column-properties style:column-width="0.425cm"/>
    </style:style>
    <style:style style:name="Table22.B" style:family="table-column">
      <style:table-column-properties style:column-width="2.004cm"/>
    </style:style>
    <style:style style:name="Table22.A1" style:family="table-cell">
      <style:table-cell-properties style:vertical-align="middle" fo:padding="0cm" fo:border="none"/>
    </style:style>
    <style:style style:name="Table23" style:family="table">
      <style:table-properties style:width="17cm" table:align="left"/>
    </style:style>
    <style:style style:name="Table23.A" style:family="table-column">
      <style:table-column-properties style:column-width="0.425cm"/>
    </style:style>
    <style:style style:name="Table23.B" style:family="table-column">
      <style:table-column-properties style:column-width="16.575cm"/>
    </style:style>
    <style:style style:name="Table23.A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333333" fo:letter-spacing="normal" fo:font-weight="bold" style:font-weight-asian="bold" style:font-weight-complex="bold"/>
    </style:style>
    <style:style style:name="P4" style:family="paragraph" style:parent-style-name="Text_20_body">
      <style:paragraph-properties fo:margin-left="0cm" fo:margin-right="0cm" style:line-height-at-least="0.582cm" fo:text-align="start" style:justify-single-word="false" fo:text-indent="0cm" style:auto-text-indent="false"/>
      <style:text-properties fo:font-variant="normal" fo:text-transform="none" fo:color="#333333" fo:letter-spacing="normal"/>
    </style:style>
    <style:style style:name="P5" style:family="paragraph" style:parent-style-name="Text_20_body">
      <style:paragraph-properties fo:margin-left="0cm" fo:margin-right="0cm" fo:margin-top="0.212cm" fo:margin-bottom="0.212cm" style:line-height-at-least="0.582cm" fo:text-align="start" style:justify-single-word="false" fo:text-indent="0cm" style:auto-text-indent="false" fo:padding="0cm" fo:border="none"/>
      <style:text-properties fo:font-variant="normal" fo:text-transform="none" fo:color="#333333" fo:letter-spacing="normal"/>
    </style:style>
    <style:style style:name="P6" style:family="paragraph" style:parent-style-name="Text_20_body">
      <style:paragraph-properties fo:margin-left="0cm" fo:margin-right="0cm" fo:margin-top="0.212cm" fo:margin-bottom="0.212cm" style:line-height-at-least="0.582cm" fo:text-align="start" style:justify-single-word="false" fo:text-indent="0cm" style:auto-text-indent="false" fo:padding="0cm" fo:border="none"/>
      <style:text-properties fo:font-variant="normal" fo:text-transform="none" fo:color="#333333" fo:letter-spacing="normal" style:font-name-asian="Verdana" style:font-size-asian="9.75pt" style:font-style-asian="normal" style:font-weight-asian="normal"/>
    </style:style>
    <style:style style:name="P7" style:family="paragraph" style:parent-style-name="Text_20_body">
      <style:paragraph-properties fo:margin-left="0cm" fo:margin-right="0cm" fo:margin-top="0cm" fo:margin-bottom="0cm" style:line-height-at-least="0.582cm" fo:text-align="start" style:justify-single-word="false" fo:text-indent="0cm" style:auto-text-indent="false" fo:padding="0cm" fo:border="none"/>
    </style:style>
    <style:style style:name="P8" style:family="paragraph" style:parent-style-name="Text_20_body">
      <style:paragraph-properties fo:margin-left="0cm" fo:margin-right="0cm" fo:margin-top="0cm" fo:margin-bottom="0cm" style:line-height-at-least="0.582cm" fo:text-align="start" style:justify-single-word="false" fo:text-indent="0cm" style:auto-text-indent="false" fo:padding="0cm" fo:border="none"/>
      <style:text-properties fo:font-variant="normal" fo:text-transform="none" fo:color="#ff8373" fo:letter-spacing="normal"/>
    </style:style>
    <style:style style:name="P9" style:family="paragraph" style:parent-style-name="Text_20_body">
      <style:paragraph-properties fo:margin-left="0cm" fo:margin-right="0cm" fo:margin-top="0cm" fo:margin-bottom="0cm" style:line-height-at-least="0.582cm" fo:text-align="start" style:justify-single-word="false" fo:text-indent="0cm" style:auto-text-indent="false" fo:padding="0cm" fo:border="none"/>
      <style:text-properties fo:font-variant="normal" fo:text-transform="none" fo:color="#333333" fo:letter-spacing="normal"/>
    </style:style>
    <style:style style:name="P10" style:family="paragraph" style:parent-style-name="Text_20_body">
      <style:paragraph-properties fo:margin-left="0cm" fo:margin-right="0cm" fo:margin-top="0cm" fo:margin-bottom="0cm" style:line-height-at-least="0.582cm" fo:text-align="start" style:justify-single-word="false" fo:text-indent="0cm" style:auto-text-indent="false" fo:padding="0cm" fo:border="none"/>
      <style:text-properties fo:font-variant="normal" fo:text-transform="none" fo:color="#333333" style:font-name="Verdana" fo:font-size="9.75pt" fo:letter-spacing="normal" fo:font-style="normal" fo:font-weight="normal"/>
    </style:style>
    <style:style style:name="P11" style:family="paragraph" style:parent-style-name="Heading_20_2">
      <style:paragraph-properties fo:margin-left="0cm" fo:margin-right="0cm" fo:margin-top="0cm" fo:margin-bottom="0cm" style:line-height-at-least="0.953cm" fo:text-align="start" style:justify-single-word="false" fo:text-indent="0cm" style:auto-text-indent="false" fo:padding="0cm" fo:border="none"/>
      <style:text-properties fo:font-variant="normal" fo:text-transform="none" fo:color="#333333" style:font-name="Verdana" fo:font-size="12pt" fo:letter-spacing="normal" fo:font-style="normal" fo:font-weight="bold"/>
    </style:style>
    <style:style style:name="P12" style:family="paragraph" style:parent-style-name="Heading_20_2">
      <style:paragraph-properties fo:margin-left="0cm" fo:margin-right="0cm" fo:margin-top="0cm" fo:margin-bottom="0cm" style:line-height-at-least="0.953cm" fo:text-align="start" style:justify-single-word="false" fo:text-indent="0cm" style:auto-text-indent="false" fo:padding="0cm" fo:border="none"/>
      <style:text-properties fo:font-variant="normal" fo:text-transform="none" fo:color="#333333" fo:letter-spacing="normal"/>
    </style:style>
    <style:style style:name="P13" style:family="paragraph" style:parent-style-name="Table_20_Contents">
      <style:paragraph-properties fo:margin-left="0cm" fo:margin-right="0cm" fo:margin-top="0cm" fo:margin-bottom="0cm" fo:text-align="end" style:justify-single-word="false" fo:text-indent="0cm" style:auto-text-indent="false" fo:padding="0cm" fo:border="none"/>
    </style:style>
    <style:style style:name="P14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</style:style>
    <style:style style:name="P15" style:family="paragraph" style:parent-style-name="Table_20_Contents">
      <style:paragraph-properties fo:margin-top="0cm" fo:margin-bottom="0cm" fo:text-align="start" style:justify-single-word="false"/>
      <style:text-properties fo:font-variant="normal" fo:text-transform="none" fo:color="#000000"/>
    </style:style>
    <style:style style:name="T1" style:family="text">
      <style:text-properties style:font-name="Verdana" fo:font-size="9.75pt" fo:font-style="normal" fo:font-weight="normal"/>
    </style:style>
    <style:style style:name="T2" style:family="text">
      <style:text-properties style:font-name="Verdana" fo:font-size="15pt" fo:font-style="normal" fo:font-weight="bold"/>
    </style:style>
    <style:style style:name="T3" style:family="text">
      <style:text-properties style:font-name="Verdana" fo:font-size="12pt" fo:font-style="normal" fo:font-weight="bold"/>
    </style:style>
    <style:style style:name="T4" style:family="text">
      <style:text-properties style:font-name-asian="Verdana" style:font-size-asian="9.75pt" style:font-style-asian="normal" style:font-weight-asian="normal"/>
    </style:style>
    <style:style style:name="T5" style:family="text">
      <style:text-properties style:font-name-asian="Verdana" style:font-size-asian="12pt" style:font-style-asian="normal" style:font-weight-asian="bold"/>
    </style:style>
    <style:style style:name="T6" style:family="text">
      <style:text-properties fo:font-variant="normal" fo:text-transform="none" fo:color="#333333" fo:letter-spacing="normal" style:font-name-asian="Verdana" style:font-size-asian="9.75pt" style:font-style-asian="normal" style:font-weight-asian="bold"/>
    </style:style>
    <style:style style:name="T7" style:family="text">
      <style:text-properties fo:font-variant="normal" fo:text-transform="none" fo:color="#afafaf" style:font-name="Consolas" fo:font-size="10pt" fo:font-style="normal" fo:font-weight="normal"/>
    </style:style>
    <style:style style:name="T8" style:family="text">
      <style:text-properties fo:font-variant="normal" fo:text-transform="none" fo:color="#000000" style:font-name="Consolas" fo:font-size="10pt" fo:font-style="normal" fo:font-weight="normal"/>
    </style:style>
    <style:style style:name="T9" style:family="text">
      <style:text-properties fo:font-variant="normal" fo:text-transform="none" fo:color="#000000" style:font-name-asian="Consolas" style:font-size-asian="10pt" style:font-style-asian="normal" style:font-weight-asian="normal"/>
    </style:style>
    <style:style style:name="T10" style:family="text">
      <style:text-properties fo:font-variant="normal" fo:text-transform="none" fo:color="#ff1493" style:font-name="Consolas" fo:font-size="10pt" fo:font-style="normal" fo:font-weight="normal"/>
    </style:style>
    <style:style style:name="T11" style:family="text">
      <style:text-properties fo:font-variant="normal" fo:text-transform="none" fo:color="#0000ff" style:font-name="Consolas" fo:font-size="10pt" fo:font-style="normal" fo:font-weight="normal"/>
    </style:style>
    <style:style style:name="T12" style:family="text">
      <style:text-properties fo:font-variant="normal" fo:text-transform="none" fo:color="#ff8373" style:font-name="Verdana" fo:font-size="9pt" fo:letter-spacing="normal" fo:font-style="normal" fo:font-weight="bold"/>
    </style:style>
    <style:style style:name="T13" style:family="text">
      <style:text-properties fo:font-variant="normal" fo:text-transform="none" fo:color="#006699" style:font-name="Consolas" fo:font-size="10pt" fo:font-style="normal" fo:font-weight="bold"/>
    </style:style>
    <style:style style:name="fr1" style:family="graphic" style:parent-style-name="Graphics">
      <style:graphic-properties fo:margin-left="0cm" fo:margin-right="0cm" fo:margin-top="0.265cm" fo:margin-bottom="0.265cm" style:vertical-pos="top" style:vertical-rel="baseline" fo:padding="0cm" fo:border="0.06pt solid #dddddd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常见问题整理</text:p>
      <text:p text:style-name="P1"/>
      <text:p text:style-name="P1"/>
      <text:p text:style-name="P3"><text:span text:style-name="T4">在学习</text:span><text:span text:style-name="T1">git</text:span><text:span text:style-name="T4">的过程中，遇到如下问题，特整理如下：</text:span></text:p>
      <text:h text:style-name="P11" text:outline-level="2">1 error:src refspec master does not match any</text:h>
      <text:p text:style-name="P7"><text:span text:style-name="Strong_20_Emphasis"><text:span text:style-name="T6">问题产生</text:span></text:span></text:p>
      <text:p text:style-name="P5"><text:span text:style-name="T1">a git</text:span><text:span text:style-name="T4">服务器使用如下命令新建一个项目</text:span></text:p>
      <text:section text:style-name="Sect1" text:name="highlighter_616374"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3"><text:span text:style-name="Source_20_Text"><text:span text:style-name="T7">1</text:span></text:span></text:p>
            </table:table-cell>
            <table:table-cell table:style-name="Table1.A1" office:value-type="string">
              <text:p text:style-name="P14"><text:span text:style-name="Source_20_Text"><text:span text:style-name="T8">$ </text:span></text:span><text:span text:style-name="Source_20_Text"><text:span text:style-name="T10">cd</text:span></text:span><text:span text:style-name="T8"> </text:span><text:span text:style-name="Source_20_Text"><text:span text:style-name="T8">/opt/git</text:span></text:span></text:p>
            </table:table-cell>
          </table:table-row>
        </table:table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3"><text:span text:style-name="Source_20_Text"><text:span text:style-name="T7">2</text:span></text:span></text:p>
            </table:table-cell>
            <table:table-cell table:style-name="Table2.A1" office:value-type="string">
              <text:p text:style-name="P14"><text:span text:style-name="Source_20_Text"><text:span text:style-name="T8">$ </text:span></text:span><text:span text:style-name="Source_20_Text"><text:span text:style-name="T10">mkdir</text:span></text:span><text:span text:style-name="T8"> </text:span><text:span text:style-name="Source_20_Text"><text:span text:style-name="T8">project.git</text:span></text:span></text:p>
            </table:table-cell>
          </table:table-row>
        </table:table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13"><text:span text:style-name="Source_20_Text"><text:span text:style-name="T7">3</text:span></text:span></text:p>
            </table:table-cell>
            <table:table-cell table:style-name="Table3.A1" office:value-type="string">
              <text:p text:style-name="P14"><text:span text:style-name="Source_20_Text"><text:span text:style-name="T8">$ </text:span></text:span><text:span text:style-name="Source_20_Text"><text:span text:style-name="T10">cd</text:span></text:span><text:span text:style-name="T8"> </text:span><text:span text:style-name="Source_20_Text"><text:span text:style-name="T8">project.git</text:span></text:span></text:p>
            </table:table-cell>
          </table:table-row>
        </table:table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3"><text:span text:style-name="Source_20_Text"><text:span text:style-name="T7">4</text:span></text:span></text:p>
            </table:table-cell>
            <table:table-cell table:style-name="Table4.A1" office:value-type="string">
              <text:p text:style-name="P14"><text:span text:style-name="Source_20_Text"><text:span text:style-name="T8">$ git --bare init</text:span></text:span></text:p>
            </table:table-cell>
          </table:table-row>
        </table:table>
      </text:section>
      <text:p text:style-name="P4"><text:span text:style-name="T1">b </text:span><text:span text:style-name="T4">客户端</text:span><text:span text:style-name="T1">clone</text:span><text:span text:style-name="T4">代码并提交</text:span></text:p>
      <text:section text:style-name="Sect1" text:name="highlighter_850367"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13"><text:span text:style-name="Source_20_Text"><text:span text:style-name="T7">1</text:span></text:span></text:p>
            </table:table-cell>
            <table:table-cell table:style-name="Table5.A1" office:value-type="string">
              <text:p text:style-name="P14"><text:span text:style-name="Source_20_Text"><text:span text:style-name="T8">$ </text:span></text:span><text:span text:style-name="Source_20_Text"><text:span text:style-name="T10">cd</text:span></text:span><text:span text:style-name="T8"> </text:span><text:span text:style-name="Source_20_Text"><text:span text:style-name="T8">myproject</text:span></text:span></text:p>
            </table:table-cell>
          </table:table-row>
        </table:table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13"><text:span text:style-name="Source_20_Text"><text:span text:style-name="T7">2</text:span></text:span></text:p>
            </table:table-cell>
            <table:table-cell table:style-name="Table6.A1" office:value-type="string">
              <text:p text:style-name="P14"><text:span text:style-name="Source_20_Text"><text:span text:style-name="T8">$ git init</text:span></text:span></text:p>
            </table:table-cell>
          </table:table-row>
        </table:table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13"><text:span text:style-name="Source_20_Text"><text:span text:style-name="T7">3</text:span></text:span></text:p>
            </table:table-cell>
            <table:table-cell table:style-name="Table7.A1" office:value-type="string">
              <text:p text:style-name="P14"><text:span text:style-name="Source_20_Text"><text:span text:style-name="T8">$ git add .</text:span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13"><text:span text:style-name="Source_20_Text"><text:span text:style-name="T7">4</text:span></text:span></text:p>
            </table:table-cell>
            <table:table-cell table:style-name="Table8.A1" office:value-type="string">
              <text:p text:style-name="P14"><text:span text:style-name="Source_20_Text"><text:span text:style-name="T8">$ git commit -m </text:span></text:span><text:span text:style-name="Source_20_Text"><text:span text:style-name="T11">'initial commit'</text:span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P13"><text:span text:style-name="Source_20_Text"><text:span text:style-name="T7">5</text:span></text:span></text:p>
            </table:table-cell>
            <table:table-cell table:style-name="Table9.A1" office:value-type="string">
              <text:p text:style-name="P14"><text:span text:style-name="Source_20_Text"><text:span text:style-name="T8">$ git remote add origin git@gitserver:/opt/git/project.git</text:span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row>
            <table:table-cell table:style-name="Table10.A1" office:value-type="string">
              <text:p text:style-name="P13"><text:span text:style-name="Source_20_Text"><text:span text:style-name="T7">6</text:span></text:span></text:p>
            </table:table-cell>
            <table:table-cell table:style-name="Table10.A1" office:value-type="string">
              <text:p text:style-name="P14"><text:span text:style-name="Source_20_Text"><text:span text:style-name="T8">$ git push origin master</text:span></text:span></text:p>
            </table:table-cell>
          </table:table-row>
        </table:table>
      </text:section>
      <text:p text:style-name="P5"><text:span text:style-name="T1">c push</text:span><text:span text:style-name="T4">报错 </text:span></text:p>
      <text:p text:style-name="P8"><draw:a xlink:type="simple" xlink:href="http://static.oschina.net/uploads/space/2013/0416/010919_kPBc_781254.png" office:target-frame-name="_blank" xlink:show="new"><draw:frame draw:style-name="fr1" draw:name="graphics1" text:anchor-type="as-char" svg:width="15.429cm" svg:height="1.697cm" draw:z-index="0"><draw:image xlink:href="http://static.oschina.net/uploads/space/2013/0416/010919_kPBc_781254.png" xlink:type="simple" xlink:show="embed" xlink:actuate="onLoad"/></draw:frame></draw:a></text:p>
      <text:p text:style-name="P7"><text:span text:style-name="Strong_20_Emphasis"><text:span text:style-name="T6">原因分析</text:span></text:span></text:p>
      <text:p text:style-name="P6">引起该错误的原因是，目录中没有文件，空目录是不能提交上去的</text:p>
      <text:p text:style-name="P7"><text:span text:style-name="Strong_20_Emphasis"><text:span text:style-name="T6">解决办法</text:span></text:span></text:p>
      <text:section text:style-name="Sect1" text:name="highlighter_229563"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13"><text:span text:style-name="Source_20_Text"><text:span text:style-name="T7">1</text:span></text:span></text:p>
            </table:table-cell>
            <table:table-cell table:style-name="Table11.A1" office:value-type="string">
              <text:p text:style-name="P14"><text:span text:style-name="Source_20_Text"><text:span text:style-name="T10">touch</text:span></text:span><text:span text:style-name="T8"> </text:span><text:span text:style-name="Source_20_Text"><text:span text:style-name="T8">README</text:span></text:span></text:p>
            </table:table-cell>
          </table:table-row>
        </table:table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office:value-type="string">
              <text:p text:style-name="P13"><text:span text:style-name="Source_20_Text"><text:span text:style-name="T7">2</text:span></text:span></text:p>
            </table:table-cell>
            <table:table-cell table:style-name="Table12.A1" office:value-type="string">
              <text:p text:style-name="P14"><text:span text:style-name="Source_20_Text"><text:span text:style-name="T8">git add README </text:span></text:span></text:p>
            </table:table-cell>
          </table:table-row>
        </table:table>
        <table:table table:name="Table13" table:style-name="Table13">
          <table:table-column table:style-name="Table13.A"/>
          <table:table-column table:style-name="Table13.B"/>
          <table:table-row>
            <table:table-cell table:style-name="Table13.A1" office:value-type="string">
              <text:p text:style-name="P13"><text:span text:style-name="Source_20_Text"><text:span text:style-name="T7">3</text:span></text:span></text:p>
            </table:table-cell>
            <table:table-cell table:style-name="Table13.A1" office:value-type="string">
              <text:p text:style-name="P14"><text:span text:style-name="Source_20_Text"><text:span text:style-name="T8">git commit -m </text:span></text:span><text:span text:style-name="Source_20_Text"><text:span text:style-name="T11">'first commit'</text:span></text:span></text:p>
            </table:table-cell>
          </table:table-row>
        </table:table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13"><text:span text:style-name="Source_20_Text"><text:span text:style-name="T7">4</text:span></text:span></text:p>
            </table:table-cell>
            <table:table-cell table:style-name="Table14.A1" office:value-type="string">
              <text:p text:style-name="P14"><text:span text:style-name="Source_20_Text"><text:span text:style-name="T8">git push origin master</text:span></text:span></text:p>
            </table:table-cell>
          </table:table-row>
        </table:table>
      </text:section>
      <text:h text:style-name="P11" text:outline-level="2">2 fatal: unable to connect to eagain.net</text:h>
      <text:p text:style-name="P7"><text:span text:style-name="Strong_20_Emphasis"><text:span text:style-name="T6">问题产生</text:span></text:span></text:p>
      <text:p text:style-name="P5"><text:span text:style-name="T4">使用</text:span><text:span text:style-name="T1">git clone </text:span><text:span text:style-name="T4">命令从 </text:span><text:span text:style-name="T1">eagain.net </text:span><text:span text:style-name="T4">克隆</text:span><text:span text:style-name="T1">gitosis.git</text:span><text:span text:style-name="T4">源码出错</text:span></text:p>
      <text:p text:style-name="P7"><text:span text:style-name="Strong_20_Emphasis"><text:span text:style-name="T6">解决办法</text:span></text:span></text:p>
      <text:section text:style-name="Sect1" text:name="highlighter_793428"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P13"><text:span text:style-name="Source_20_Text"><text:span text:style-name="T7">1</text:span></text:span></text:p>
            </table:table-cell>
            <table:table-cell table:style-name="Table15.A1" office:value-type="string">
              <text:p text:style-name="P14"><text:span text:style-name="Source_20_Text"><text:span text:style-name="T8">git clone git://github.com/res0nat0r/gitosis.git</text:span></text:span></text:p>
            </table:table-cell>
          </table:table-row>
        </table:table>
      </text:section>
      <text:h text:style-name="P11" text:outline-level="2">3 fatal:Interactive git shell is not enabled</text:h>
      <text:p text:style-name="P7"><text:span text:style-name="Strong_20_Emphasis"><text:span text:style-name="T6">问题产生</text:span></text:span></text:p>
      <text:p text:style-name="P5"><text:span text:style-name="T1">a </text:span><text:span text:style-name="T4">设置</text:span><text:span text:style-name="T1">git</text:span><text:span text:style-name="T4">用户登录</text:span><text:span text:style-name="T1">shell</text:span></text:p>
      <text:p text:style-name="P5"><text:span text:style-name="T4">作为一个额外的防范措施，你可以用</text:span><text:span text:style-name="T1">Git </text:span><text:span text:style-name="T4">自带的</text:span><text:span text:style-name="T1">git-shell </text:span><text:span text:style-name="T4">简单工具来把</text:span><text:span text:style-name="T1">git </text:span><text:span text:style-name="T4">用户的活动限制在仅与</text:span><text:span text:style-name="T1">Git </text:span><text:span text:style-name="T4">相关。把它设为</text:span><text:span text:style-name="T1">git </text:span><text:span text:style-name="T4">用户登入的</text:span><text:span text:style-name="T1">shell</text:span><text:span text:style-name="T4">，那么该用户就不能拥有主机正常的</text:span><text:span text:style-name="T1">shell </text:span><text:span text:style-name="T4">访问权。为了实现这一点，需要指明用户的登入</text:span><text:span text:style-name="T1">shell </text:span><text:span text:style-name="T4">是</text:span><text:span text:style-name="T1">git-shell </text:span><text:span text:style-name="T4">，而不是</text:span><text:span text:style-name="T1">bash </text:span><text:span text:style-name="T4">或者</text:span><text:span text:style-name="T1">csh</text:span><text:span text:style-name="T4">。你可能得编辑</text:span><text:span text:style-name="T1">/etc/passwd </text:span><text:span text:style-name="T4">文件：</text:span></text:p>
      <text:section text:style-name="Sect1" text:name="highlighter_457308"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13"><text:span text:style-name="Source_20_Text"><text:span text:style-name="T7">1</text:span></text:span></text:p>
            </table:table-cell>
            <table:table-cell table:style-name="Table16.A1" office:value-type="string">
              <text:p text:style-name="P14"><text:span text:style-name="Source_20_Text"><text:span text:style-name="T10">sudo</text:span></text:span><text:span text:style-name="T8"> </text:span><text:span text:style-name="Source_20_Text"><text:span text:style-name="T8">vim /etc/</text:span></text:span><text:span text:style-name="Source_20_Text"><text:span text:style-name="T10">passwd</text:span></text:span></text:p>
            </table:table-cell>
          </table:table-row>
        </table:table>
      </text:section>
      <text:p text:style-name="P5"><text:soft-page-break/><text:span text:style-name="T4">找到</text:span><text:span text:style-name="T1">git</text:span><text:span text:style-name="T4">用户的信息，修改如下：</text:span></text:p>
      <text:p text:style-name="P8"><draw:a xlink:type="simple" xlink:href="http://static.oschina.net/uploads/space/2013/0416/012154_oBP8_781254.png" office:target-frame-name="_blank" xlink:show="new"><draw:frame draw:style-name="fr1" draw:name="graphics2" text:anchor-type="as-char" svg:width="9.449cm" svg:height="0.374cm" draw:z-index="1"><draw:image xlink:href="http://static.oschina.net/uploads/space/2013/0416/012154_oBP8_781254.png" xlink:type="simple" xlink:show="embed" xlink:actuate="onLoad"/></draw:frame></draw:a></text:p>
      <text:p text:style-name="P6">保存修改后，使用如下命令访问服务器</text:p>
      <text:section text:style-name="Sect1" text:name="highlighter_625061"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3"><text:span text:style-name="Source_20_Text"><text:span text:style-name="T7">1</text:span></text:span></text:p>
            </table:table-cell>
            <table:table-cell table:style-name="Table17.A1" office:value-type="string">
              <text:p text:style-name="P14"><text:span text:style-name="Source_20_Text"><text:span text:style-name="T10">ssh</text:span></text:span><text:span text:style-name="T8"> </text:span><text:span text:style-name="Source_20_Text"><text:span text:style-name="T8">git@gitserver</text:span></text:span></text:p>
            </table:table-cell>
          </table:table-row>
        </table:table>
      </text:section>
      <text:p text:style-name="P6">报错如下：</text:p>
      <text:p text:style-name="P8"><draw:a xlink:type="simple" xlink:href="http://static.oschina.net/uploads/space/2013/0416/012341_tSNL_781254.png" office:target-frame-name="_blank" xlink:show="new"><draw:frame draw:style-name="fr1" draw:name="graphics3" text:anchor-type="as-char" svg:width="15.958cm" svg:height="2.332cm" draw:z-index="2"><draw:image xlink:href="http://static.oschina.net/uploads/space/2013/0416/012341_tSNL_781254.png" xlink:type="simple" xlink:show="embed" xlink:actuate="onLoad"/></draw:frame></draw:a></text:p>
      <text:p text:style-name="P7"><text:span text:style-name="Strong_20_Emphasis"><text:span text:style-name="T6">原因分析</text:span></text:span></text:p>
      <text:p text:style-name="P5"><text:span text:style-name="T4">按照提示，在</text:span><text:span text:style-name="T1">git</text:span><text:span text:style-name="T4">用户的主目录下面需要存在</text:span><text:span text:style-name="T1">git-shell-commands</text:span><text:span text:style-name="T4">目录</text:span></text:p>
      <text:p text:style-name="P7"><text:span text:style-name="Strong_20_Emphasis"><text:span text:style-name="T6">解决办法</text:span></text:span></text:p>
      <text:p text:style-name="P9"><text:span text:style-name="T4">在</text:span><text:span text:style-name="T1">git</text:span><text:span text:style-name="T4">用户的主目录下面新建</text:span><text:span text:style-name="T1">git-shell-commands</text:span><text:span text:style-name="T4">目录</text:span></text:p>
      <text:p text:style-name="P7"><text:span text:style-name="Strong_20_Emphasis"><text:span text:style-name="T6">参考链接</text:span></text:span></text:p>
      <text:p text:style-name="P7"><text:a xlink:type="simple" xlink:href="http://planzero.org/blog/2012/10/24/hosting_an_admin-friendly_git_server_with_git-shell" office:target-frame-name="_blank" xlink:show="new"><text:span text:style-name="Strong_20_Emphasis"><text:span text:style-name="T12">http://planzero.org/blog/2012/10/24/hosting_an_admin-friendly_git_server_with_git-shell</text:span></text:span></text:a></text:p>
      <text:h text:style-name="P12" text:outline-level="2"><text:span text:style-name="T3">4 </text:span><text:span text:style-name="T5">通过</text:span><text:span text:style-name="T3">http</text:span><text:span text:style-name="T5">协议</text:span><text:span text:style-name="T3">clone</text:span><text:span text:style-name="T5">出错</text:span></text:h>
      <text:p text:style-name="P7"><text:span text:style-name="Strong_20_Emphasis"><text:span text:style-name="T6">问题产生</text:span></text:span></text:p>
      <text:p text:style-name="P9"><text:span text:style-name="T4">在</text:span><text:span text:style-name="T1">gitserver</text:span><text:span text:style-name="T4">通过</text:span><text:span text:style-name="T1">apache</text:span><text:span text:style-name="T4">提供了</text:span><text:span text:style-name="T1">git</text:span><text:span text:style-name="T4">项目的公共访问地址，在克隆的时候报错如下：</text:span></text:p>
      <text:p text:style-name="P8"><draw:a xlink:type="simple" xlink:href="http://static.oschina.net/uploads/space/2013/0416/013135_HzyG_781254.png" office:target-frame-name="_blank" xlink:show="new"><draw:frame draw:style-name="fr1" draw:name="graphics4" text:anchor-type="as-char" svg:width="16.963cm" svg:height="1.723cm" draw:z-index="3"><draw:image xlink:href="http://static.oschina.net/uploads/space/2013/0416/013135_HzyG_781254.png" xlink:type="simple" xlink:show="embed" xlink:actuate="onLoad"/></draw:frame></draw:a></text:p>
      <text:p text:style-name="P7"><text:span text:style-name="Strong_20_Emphasis"><text:span text:style-name="T6">解决办法</text:span></text:span></text:p>
      <text:p text:style-name="P9"><text:span text:style-name="T4">在</text:span><text:span text:style-name="T1">git</text:span><text:span text:style-name="T4">服务器上要提供的项目下面执行</text:span></text:p>
      <text:section text:style-name="Sect1" text:name="highlighter_601073">
        <table:table table:name="Table18" table:style-name="Table18">
          <table:table-column table:style-name="Table18.A"/>
          <table:table-column table:style-name="Table18.B"/>
          <table:table-row>
            <table:table-cell table:style-name="Table18.A1" office:value-type="string">
              <text:p text:style-name="P13"><text:span text:style-name="Source_20_Text"><text:span text:style-name="T7">1</text:span></text:span></text:p>
            </table:table-cell>
            <table:table-cell table:style-name="Table18.A1" office:value-type="string">
              <text:p text:style-name="P14"><text:span text:style-name="Source_20_Text"><text:span text:style-name="T8">git update-server-info</text:span></text:span></text:p>
            </table:table-cell>
          </table:table-row>
        </table:table>
      </text:section>
      <text:h text:style-name="P12" text:outline-level="2"><text:span text:style-name="T3">5 </text:span><text:span text:style-name="T2"> </text:span><text:span text:style-name="T3">centos5.8</text:span><text:span text:style-name="T5">下面安装</text:span><text:span text:style-name="T3">gitweb</text:span><text:span text:style-name="T5">的默认路径问题</text:span></text:h>
      <text:p text:style-name="P7"><text:span text:style-name="Strong_20_Emphasis"><text:span text:style-name="T6">问题产生</text:span></text:span></text:p>
      <text:p text:style-name="P5"><text:span text:style-name="T4">在</text:span><text:span text:style-name="T1">centos</text:span><text:span text:style-name="T4">下使用</text:span><text:span text:style-name="T1">yum install gitweb </text:span><text:span text:style-name="T4">命令安装</text:span><text:span text:style-name="T1">gitweb</text:span><text:span text:style-name="T4">后找不到</text:span><text:span text:style-name="T1">gitweb</text:span><text:span text:style-name="T4">的默认安装路径</text:span></text:p>
      <text:p text:style-name="P7"><text:span text:style-name="Strong_20_Emphasis"><text:span text:style-name="T6">原因分析</text:span></text:span></text:p>
      <text:p text:style-name="P9"><text:span text:style-name="T4">网络上的说法默认路径是 </text:span><text:span text:style-name="T1">/var/www/git </text:span><text:span text:style-name="T4">，但是在我的</text:span><text:span text:style-name="T1">centos</text:span><text:span text:style-name="T4">虚拟机中，安装完</text:span><text:span text:style-name="T1">gitweb</text:span><text:span text:style-name="T4">后，默认路径是</text:span><text:span text:style-name="T1">/usr/share/gitweb</text:span></text:p>
      <text:p text:style-name="P7"><text:span text:style-name="Strong_20_Emphasis"><text:span text:style-name="T6">解决办法</text:span></text:span></text:p>
      <text:p text:style-name="P5"><text:span text:style-name="T4">由于按网上的说法，找不到</text:span><text:span text:style-name="T1">gitweb</text:span><text:span text:style-name="T4">的默认安装路径，我使用了</text:span><text:span text:style-name="T1">find </text:span><text:span text:style-name="T4">命令，用来查找</text:span><text:span text:style-name="T1">gitweb</text:span><text:span text:style-name="T4">所在的目录</text:span></text:p>
      <text:h text:style-name="P12" text:outline-level="2"><text:span text:style-name="T3">6 </text:span><text:span text:style-name="T5">安装</text:span><text:span text:style-name="T3">gitosis</text:span><text:span text:style-name="T5">时使用</text:span><text:span text:style-name="T3">python3.3.0</text:span><text:span text:style-name="T5">执行</text:span><text:span text:style-name="T3">python setup.py install </text:span><text:span text:style-name="T5">报错</text:span></text:h>
      <text:p text:style-name="P7"><text:span text:style-name="Strong_20_Emphasis"><text:span text:style-name="T6">问题产生</text:span></text:span></text:p>
      <text:p text:style-name="P5"><text:soft-page-break/><text:span text:style-name="T4">在安装</text:span><text:span text:style-name="T1">gitosis</text:span><text:span text:style-name="T4">的时候，需要预先安装工具包</text:span><text:span text:style-name="T1">python-setuptools</text:span><text:span text:style-name="T4">，安装命令比较简单</text:span></text:p>
      <text:section text:style-name="Sect1" text:name="highlighter_127614"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office:value-type="string">
              <text:p text:style-name="P13"><text:span text:style-name="Source_20_Text"><text:span text:style-name="T7">1</text:span></text:span></text:p>
            </table:table-cell>
            <table:table-cell table:style-name="Table19.A1" office:value-type="string">
              <text:p text:style-name="P14"><text:span text:style-name="Source_20_Text"><text:span text:style-name="T8">yum </text:span></text:span><text:span text:style-name="Source_20_Text"><text:span text:style-name="T10">install</text:span></text:span><text:span text:style-name="T8"> </text:span><text:span text:style-name="Source_20_Text"><text:span text:style-name="T8">python-setuptools</text:span></text:span></text:p>
            </table:table-cell>
          </table:table-row>
        </table:table>
      </text:section>
      <text:p text:style-name="P9"><text:span text:style-name="T4">但是在</text:span><text:span text:style-name="T1">clone</text:span><text:span text:style-name="T4">了</text:span><text:span text:style-name="T1">gitosis</text:span><text:span text:style-name="T4">代码，执行</text:span><text:span text:style-name="T1">python</text:span><text:span text:style-name="T4">安装命令的时候报错，错误提示如下：</text:span></text:p>
      <text:p text:style-name="P10">ImportError: No module named setuptools</text:p>
      <text:p text:style-name="P7"><text:span text:style-name="Strong_20_Emphasis"><text:span text:style-name="T6">原因分析</text:span></text:span></text:p>
      <text:section text:style-name="Sect1" text:name="highlighter_413855"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office:value-type="string">
              <text:p text:style-name="P13"><text:span text:style-name="Source_20_Text"><text:span text:style-name="T7">1</text:span></text:span></text:p>
            </table:table-cell>
            <table:table-cell table:style-name="Table20.A1" office:value-type="string">
              <text:p text:style-name="P14"><text:span text:style-name="Source_20_Text"><text:span text:style-name="T8">&lt;span&gt;</text:span></text:span><text:span text:style-name="Source_20_Text"><text:span text:style-name="T9">网上摘要 </text:span></text:span><text:span text:style-name="Source_20_Text"><text:span text:style-name="T8">&lt;/span&gt;Your setup.py </text:span></text:span><text:span text:style-name="Source_20_Text"><text:span text:style-name="T10">file</text:span></text:span><text:span text:style-name="T8"> </text:span><text:span text:style-name="Source_20_Text"><text:span text:style-name="T8">needs setuptools. Many of the Python packages use distutils </text:span></text:span><text:span text:style-name="Source_20_Text"><text:span text:style-name="T13">for</text:span></text:span><text:span text:style-name="T8"> </text:span><text:span text:style-name="Source_20_Text"><text:span text:style-name="T8">the distribution, but some use setuptools, a </text:span></text:span><text:span text:style-name="Source_20_Text"><text:span text:style-name="T10">more</text:span></text:span><text:span text:style-name="T8"> </text:span><text:span text:style-name="Source_20_Text"><text:span text:style-name="T8">complete package. Here is a question about the differences between them.Regarding Python 3.3, you should </text:span></text:span><text:span text:style-name="Source_20_Text"><text:span text:style-name="T10">install</text:span></text:span><text:span text:style-name="T8"> </text:span><text:span text:style-name="Source_20_Text"><text:span text:style-name="T8">distribute instead. It is a </text:span></text:span><text:span text:style-name="Source_20_Text"><text:span text:style-name="T10">more</text:span></text:span><text:span text:style-name="T8"> </text:span><text:span text:style-name="Source_20_Text"><text:span text:style-name="T8">recent package that works </text:span></text:span><text:span text:style-name="Source_20_Text"><text:span text:style-name="T13">in</text:span></text:span><text:span text:style-name="T8"> </text:span><text:span text:style-name="Source_20_Text"><text:span text:style-name="T8">the same way as setuptools (it's even called setuptools internally).</text:span></text:span></text:p>
            </table:table-cell>
          </table:table-row>
        </table:table>
        <table:table table:name="Table21" table:style-name="Table21">
          <table:table-column table:style-name="Table21.A"/>
          <table:table-column table:style-name="Table21.B"/>
          <table:table-row>
            <table:table-cell table:style-name="Table21.A1" office:value-type="string">
              <text:p text:style-name="P13"><text:span text:style-name="Source_20_Text"><text:span text:style-name="T7">2</text:span></text:span></text:p>
            </table:table-cell>
            <table:table-cell table:style-name="Table21.A1" office:value-type="string">
              <text:p text:style-name="P15"> </text:p>
            </table:table-cell>
          </table:table-row>
        </table:table>
        <table:table table:name="Table22" table:style-name="Table22">
          <table:table-column table:style-name="Table22.A"/>
          <table:table-column table:style-name="Table22.B"/>
          <table:table-row>
            <table:table-cell table:style-name="Table22.A1" office:value-type="string">
              <text:p text:style-name="P13"><text:span text:style-name="Source_20_Text"><text:span text:style-name="T7">3</text:span></text:span></text:p>
            </table:table-cell>
            <table:table-cell table:style-name="Table22.A1" office:value-type="string">
              <text:p text:style-name="P14"><text:span text:style-name="Source_20_Text"><text:span text:style-name="T9">链接地址：</text:span></text:span></text:p>
            </table:table-cell>
          </table:table-row>
        </table:table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13"><text:span text:style-name="Source_20_Text"><text:span text:style-name="T7">4</text:span></text:span></text:p>
            </table:table-cell>
            <table:table-cell table:style-name="Table23.A1" office:value-type="string">
              <text:p text:style-name="P14"><text:span text:style-name="Source_20_Text"><text:span text:style-name="T8">http://stackoverflow.com/questions/14426491/python-3-importerror-no-module-named-setuptools</text:span></text:span></text:p>
            </table:table-cell>
          </table:table-row>
        </table:table>
      </text:section>
      <text:p text:style-name="P5"><text:span text:style-name="T1">centos</text:span><text:span text:style-name="T4">默认的</text:span><text:span text:style-name="T1">python</text:span><text:span text:style-name="T4">版本是</text:span><text:span text:style-name="T1">2.4.3</text:span><text:span text:style-name="T4">，因为一次机会我升级了</text:span><text:span text:style-name="T1">python</text:span><text:span text:style-name="T4">的版本到</text:span><text:span text:style-name="T1">3.3.0</text:span><text:span text:style-name="T4">，这样就出现了错误。</text:span></text:p>
      <text:p text:style-name="P7"><text:span text:style-name="Strong_20_Emphasis"><text:span text:style-name="T6">解决办法</text:span></text:span></text:p>
      <text:p text:style-name="P5"><text:span text:style-name="T4">我的办法是降低了</text:span><text:span text:style-name="T1">python</text:span><text:span text:style-name="T4">的版本，有兴趣的同学可以尝试安装</text:span><text:span text:style-name="T1">distribute</text:span><text:span text:style-name="T4">包，看能不能解决这个问题</text:span></text:p>
      <text:h text:style-name="P12" text:outline-level="2"><text:span text:style-name="T3">7 git push origin master </text:span><text:span text:style-name="T5">到</text:span><text:span text:style-name="T3">github</text:span><text:span text:style-name="T5">出错</text:span></text:h>
      <text:p text:style-name="P7"><text:span text:style-name="Strong_20_Emphasis"><text:span text:style-name="T6">问题产生</text:span></text:span></text:p>
      <text:p text:style-name="P6">本地项目添加了远程仓库，但是在推送代码到远程仓库的时候，报无法连接到远程服务器</text:p>
      <text:p text:style-name="P7"><text:span text:style-name="Strong_20_Emphasis"><text:span text:style-name="T6">原因分析</text:span></text:span></text:p>
      <text:p text:style-name="P5"><text:span text:style-name="T1">github</text:span><text:span text:style-name="T4">和本地代码做推送和拉取时，需要用到</text:span><text:span text:style-name="T1">ssh</text:span><text:span text:style-name="T4">的密钥对进行数据加解密，由于</text:span><text:span text:style-name="T1">github</text:span><text:span text:style-name="T4">上新建的项目没有添加密钥，所以本地仓库连接不到远程仓库</text:span></text:p>
      <text:p text:style-name="P7"><text:span text:style-name="Strong_20_Emphasis"><text:span text:style-name="T6">解决办法</text:span></text:span></text:p>
      <text:p text:style-name="P5"><text:span text:style-name="T4">在</text:span><text:span text:style-name="T1">github</text:span><text:span text:style-name="T4">上为该项目添加公钥，推荐做法是不要单独为每个项目添加公钥，而是直接通过</text:span><text:span text:style-name="T1">github</text:span><text:span text:style-name="T4">帐号的</text:span><text:span text:style-name="T1">ssh</text:span><text:span text:style-name="T4">信息维护开发机的</text:span><text:span text:style-name="T1">ssh</text:span><text:span text:style-name="T4">公钥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, 'Bitstream Vera Sans Mono', 'Courier New', Courier, monospace"/>
    <style:font-face style:name="Lohit Hindi1" svg:font-family="'Lohit Hindi'"/>
    <style:font-face style:name="Verdana" svg:font-family="Verdana, 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Zen Hei" style:font-size-asian="18pt" style:font-weight-asian="bold" style:font-name-complex="Lohit Hindi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roid Sans Mono" style:font-name-asian="WenQuanYi Zen Hei Mono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ee </meta:initial-creator>
    <meta:creation-date>2014-03-13T17:44:34</meta:creation-date>
    <dc:date>2014-03-13T17:45:34</dc:date>
    <dc:creator>yee </dc:creator>
    <meta:editing-duration>P0D</meta:editing-duration>
    <meta:editing-cycles>1</meta:editing-cycles>
    <meta:document-statistic meta:table-count="23" meta:image-count="4" meta:object-count="0" meta:page-count="3" meta:paragraph-count="105" meta:word-count="419" meta:character-count="2496" meta:non-whitespace-character-count="2472"/>
    <meta:generator>LibreOffice/3.5$Linux_x86 LibreOffice_project/350m1$Build-2</meta:generator>
  </office:meta>
</office:document-meta>
</file>